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1</text:span><text:span text:style-name="T2">:</text:span></text:p>
      <text:p text:style-name="P1"><text:span text:style-name="T2">class UserAccount:</text:span><text:span text:style-name="T3"><text:s/>- создание класса<text:s/></text:span><text:span text:style-name="T4">UserAccount</text:span></text:p>
      <text:p text:style-name="P1"><text:span text:style-name="T4"><text:s text:c="4"/>def __init__(self, username, email, password):</text:span><text:span text:style-name="T5"><text:s/>- добление трех атрибутов</text:span><text:span text:style-name="T6"/></text:p>
      <text:p text:style-name="P1"><text:span text:style-name="T6"><text:s text:c="8"/>self.username = username</text:span></text:p>
      <text:p text:style-name="P1"><text:span text:style-name="T6"><text:s text:c="8"/>self.email = email</text:span></text:p>
      <text:p text:style-name="P1"><text:span text:style-name="T6"><text:s text:c="8"/>self.__password = password</text:span></text:p>
      <text:p text:style-name="P1"><text:span text:style-name="T6"/></text:p>
      <text:p text:style-name="P1"><text:span text:style-name="T6"><text:s text:c="4"/>def set_password(self, new_password):</text:span><text:span text:style-name="T7"><text:s/>- добавление метода для изменения пароля</text:span><text:span text:style-name="T8"/></text:p>
      <text:p text:style-name="P1"><text:span text:style-name="T8"><text:s text:c="8"/>self.__password = new_password</text:span></text:p>
      <text:p text:style-name="P1"><text:span text:style-name="T8"/></text:p>
      <text:p text:style-name="P1"><text:span text:style-name="T8"><text:s text:c="4"/>def chek_password(self, password):</text:span><text:span text:style-name="T9"><text:s/>- добавление метода для проверки пароля</text:span><text:span text:style-name="T10"/></text:p>
      <text:p text:style-name="P1"><text:span text:style-name="T10"><text:s text:c="8"/>if password == self.__password:</text:span></text:p>
      <text:p text:style-name="P1"><text:span text:style-name="T10"><text:s text:c="12"/>return "True"</text:span></text:p>
      <text:p text:style-name="P1"><text:span text:style-name="T10"><text:s text:c="8"/>else:</text:span></text:p>
      <text:p text:style-name="P1"><text:span text:style-name="T10"><text:s text:c="12"/>return<text:s text:c="2"/>"False"</text:span></text:p>
      <text:p text:style-name="P1"><text:span text:style-name="T10"><text:s text:c="4"/>def getinfo(self):</text:span><text:span text:style-name="T11"><text:s/>- добавление метода для вывода всей информации про объект</text:span><text:span text:style-name="T12"/></text:p>
      <text:p text:style-name="P1"><text:span text:style-name="T12"><text:s text:c="8"/>return "Username: {}".format(self.username), "Email: {}".format(self.email), "Password: {}".format(self.__password)</text:span></text:p>
      <text:p text:style-name="P1"><text:span text:style-name="T12"/></text:p>
      <text:p text:style-name="P1"><text:span text:style-name="T12">User_1 = UserAccount('Imya','email@email.com','parol')</text:span><text:span text:style-name="T13"><text:s/>- создание объекта класса<text:s/></text:span><text:span text:style-name="T14">UserAccount</text:span></text:p>
      <text:p text:style-name="P1"><text:span text:style-name="T14">print(User_1.getinfo())</text:span><text:span text:style-name="T15"><text:s/>- вывод метода<text:s/></text:span><text:span text:style-name="T16">getinfo</text:span></text:p>
      <text:p text:style-name="P1"><text:span text:style-name="T16">User_1.set_password('parol_new')</text:span><text:span text:style-name="T17"><text:s/>- изменение пароля с помощью метода<text:s/></text:span><text:span text:style-name="T18">set_password</text:span></text:p>
      <text:p text:style-name="P1"><text:span text:style-name="T18">print(User_1.chek_password('parol_test'))<text:s/></text:span><text:span text:style-name="T19">- вывод метода<text:s/></text:span><text:span text:style-name="T20">chek_password<text:s/></text:span><text:span text:style-name="T21">для проверки пароля</text:span><text:span text:style-name="T22"/></text:p>
      <text:p text:style-name="P1"><text:span text:style-name="T22"/></text:p>
      <text:p text:style-name="P1"><text:span text:style-name="T23">Задача 2</text:span><text:span text:style-name="T24">:</text:span></text:p>
      <text:p text:style-name="P1"><text:span text:style-name="T24"/></text:p>
      <text:p text:style-name="P1"><text:span text:style-name="T24">class Vehicle():</text:span><text:span text:style-name="T25"><text:s/>- создание класса<text:s/></text:span><text:span text:style-name="T26">Vehicle</text:span></text:p>
      <text:p text:style-name="P1"><text:span text:style-name="T26"><text:s text:c="4"/>def __init__(self, mark, model):</text:span><text:span text:style-name="T27"><text:s/>- добавление двух атрибутов в старший класс</text:span><text:span text:style-name="T28"/></text:p>
      <text:p text:style-name="P1"><text:span text:style-name="T28"><text:s text:c="8"/>self.mark = mark</text:span></text:p>
      <text:p text:style-name="P1"><text:span text:style-name="T28"><text:s text:c="8"/>self.model = model</text:span></text:p>
      <text:p text:style-name="P1"><text:span text:style-name="T28"/></text:p>
      <text:p text:style-name="P1"><text:span text:style-name="T28"><text:s text:c="4"/>def get_info(self):</text:span><text:span text:style-name="T29"><text:s/>- добаление<text:s text:c="2"/>метода для вывода информации</text:span><text:span text:style-name="T30"/></text:p>
      <text:p text:style-name="P1"><text:span text:style-name="T30"><text:s text:c="8"/>return "</text:span><text:span text:style-name="T31">Марка: {}".format(self.mark), "Модель: {}".format(self.model)</text:span></text:p>
      <text:p text:style-name="P1"><text:span text:style-name="T31"/></text:p>
      <text:p text:style-name="P1"><text:span text:style-name="T31">class Car(Vehicle): - создание дочернего класса<text:s/></text:span><text:span text:style-name="T32">Car<text:s/></text:span><text:span text:style-name="T33">( Старший класс -<text:s/></text:span><text:span text:style-name="T34">Vehicle)</text:span><text:span text:style-name="T35"/></text:p>
      <text:p text:style-name="P1"><text:span text:style-name="T35"><text:s text:c="4"/>def __init__(self, mark, model, fuel_type):</text:span><text:span text:style-name="T36"><text:s/>-<text:s/></text:span><text:span text:style-name="T37">добавление атрибутов в дочерний класс (некоторые берутся из старшего класса ( перенимются с помощью метода<text:s/></text:span><text:span text:style-name="T38">super() ))</text:span><text:span text:style-name="T39"/></text:p>
      <text:p text:style-name="P1"><text:span text:style-name="T39"><text:s text:c="8"/>super().__init__(mark, model)</text:span></text:p>
      <text:p text:style-name="P1"><text:span text:style-name="T39"><text:s text:c="8"/>self.fuel_type = fuel_type</text:span></text:p>
      <text:p text:style-name="P1"><text:span text:style-name="T39"/></text:p>
      <text:p text:style-name="P1"><text:span text:style-name="T39"><text:s text:c="4"/>def get_info(self):</text:span><text:span text:style-name="T40"><text:s/></text:span><text:span text:style-name="T41">- добаление<text:s text:c="2"/>метода для вывода информации</text:span></text:p>
      <text:p text:style-name="P1"><text:span text:style-name="T41"><text:s text:c="8"/>return "Марка: {}".format(self.mark), "Модель: {}".format(self.model), "Тип топлива: {}".format(self.fuel_type)</text:span></text:p>
      <text:p text:style-name="P1"><text:span text:style-name="T41">carr = Car('marka_machini', 'model_machini', '98')</text:span><text:span text:style-name="T42"><text:s/>-</text:span><text:span text:style-name="T43"><text:s/>создание оъекта класса<text:s/></text:span><text:span text:style-name="T44">Car</text:span><text:span text:style-name="T45"/></text:p>
      <text:p text:style-name="P1"><text:span text:style-name="T45"/></text:p>
      <text:p text:style-name="P1"><text:span text:style-name="T45">print(carr.get_info()) - вывод метода<text:s/></text:span><text:span text:style-name="T46">get_inf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